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haviour Management Policy</text:h>
      <text:p text:style-name="Text_20_body">All children have the right to be cared for in a happy environment; therefore it is important to ensure that all children know what is expected of them and what the boundaries are. In order to achieve this there are some house rules which set reasonable and appropriate limits to help manage the behaviour of the children. (See below)</text:p>
      <text:p text:style-name="Text_20_body">I help the children understand my house rules, which are realistic and I am consistent in the enforcing of them. To help them be followed, children of a suitable age will be asked to help write them. Children will be reminded of the rules when necessary. </text:p>
      <text:p text:style-name="Text_20_body">I will ensure that:</text:p>
      <text:list xml:id="list19764256611" text:style-name="L1">
        <text:list-item>
          <text:p text:style-name="P1">What I expect from the children is reasonable and achievable, depending on their age and ability. Children's behaviour will always be dealt with age appropriately; </text:p>
        </text:list-item>
        <text:list-item>
          <text:p text:style-name="P1">I make myself clear when giving an explanation of what behaviour was unacceptable and why;</text:p>
        </text:list-item>
        <text:list-item>
          <text:p text:style-name="P1">I am a good role model;</text:p>
        </text:list-item>
        <text:list-item>
          <text:p text:style-name="P1">I listen to what the children have to say; </text:p>
        </text:list-item>
        <text:list-item>
          <text:p text:style-name="P1">I reward good behaviour;</text:p>
        </text:list-item>
        <text:list-item>
          <text:p text:style-name="P1">Humiliating treatment, physical punishment – or threat of physical punishment – are <text:span text:style-name="T1">never</text:span> used and</text:p>
        </text:list-item>
        <text:list-item>
          <text:p text:style-name="P1">Physical restraint is not used, unless it is necessary to prevent harm to themselves; other people or property. This incident will be recorded appropriately and parents will be informed. </text:p>
        </text:list-item>
      </text:list>
      <text:p text:style-name="Text_20_body">There are several ways to deal with a child who is displaying unacceptable behaviour. Depending on the age/stage of ability of the child I will use different methods, these are:</text:p>
      <text:list xml:id="list1853017603" text:style-name="L2">
        <text:list-item>
          <text:p text:style-name="P2">Distraction: Remove the child from the situation and give them an alternate activity. </text:p>
        </text:list-item>
        <text:list-item>
          <text:p text:style-name="P2">Ignore: Depending on the situation I may ignore the unacceptable behaviour as I feel it is being done to get a reaction. It is much more effective to respond to positive behaviour than to negative behaviour. </text:p>
        </text:list-item>
        <text:list-item>
          <text:p text:style-name="P2">Discuss with the Child: If the child is able to understand I will discuss their behaviour with them and try to get them to appreciate the consequences of their actions on others. I will inform them that it is their behaviour that is unacceptable, not them.</text:p>
        </text:list-item>
        <text:list-item>
          <text:p text:style-name="P2">The word “naughty” will never be used.</text:p>
        </text:list-item>
      </text:list>
      <text:p text:style-name="Text_20_body">These methods of behaviour management will be agreed with the parent/carer before the child first attends the setting in order <text:s/>to manage behaviour effectively and I will continue to work in partnership with parents to create consistency for the child between their time at home and their time at the setting. </text:p>
      <text:p text:style-name="Text_20_body">Significant incidents will be recorded on an incident form, where it will be discussed with the parent/carer that day. Both parties will be required to sign the form once it has been discussed. </text:p>
      <text:p text:style-name="Text_20_body">I am aware that it is within my role to guide children and deal with small, everyday incidents as and when they occur, but I will always inform you if your child has been involved in a significant incident.</text:p>
      <text:h text:style-name="Heading_20_2" text:outline-level="2"><text:soft-page-break/>House rules</text:h>
      <text:list xml:id="list1755084602" text:style-name="L3">
        <text:list-item>
          <text:p text:style-name="P3">We're kind to each other, using good manners, kind hands, feet and words. </text:p>
        </text:list-item>
        <text:list-item>
          <text:p text:style-name="P3">We respect each other, are polite and listen to others talking.</text:p>
        </text:list-item>
        <text:list-item>
          <text:p text:style-name="P3">We look after our toys, equipment, belongings and furniture.</text:p>
        </text:list-item>
        <text:list-item>
          <text:p text:style-name="P3">We share our toys and activities and help to tidy away when finished with them.</text:p>
        </text:list-item>
      </text:list>
      <text:p text:style-name="Text_20_body"><text:span text:style-name="T2">Date: 07/06/2014</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1:21:51</meta:creation-date>
    <dc:date>2014-06-08T17:19:44</dc:date>
    <meta:editing-duration>PT1H32M56S</meta:editing-duration>
    <meta:editing-cycles>20</meta:editing-cycles>
    <meta:generator>LibreOffice/3.5$Linux_X86_64 LibreOffice_project/350m1$Build-2</meta:generator>
    <dc:creator>Ross Fenning</dc:creator>
    <meta:document-statistic meta:table-count="0" meta:image-count="0" meta:object-count="0" meta:page-count="2" meta:paragraph-count="25" meta:word-count="537" meta:character-count="2785" meta:non-whitespace-character-count="2554"/>
  </office:meta>
</office:document-meta>
</file>